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15cc4"/>
    </style:style>
    <style:style style:name="P6" style:family="paragraph" style:parent-style-name="Table_20_Contents">
      <style:paragraph-properties fo:text-align="center" style:justify-single-word="false"/>
      <style:text-properties officeooo:rsid="00199463" officeooo:paragraph-rsid="00199463"/>
    </style:style>
    <style:style style:name="P7" style:family="paragraph" style:parent-style-name="Table_20_Contents">
      <style:paragraph-properties fo:text-align="center" style:justify-single-word="false"/>
      <style:text-properties officeooo:rsid="0032fa9c" officeooo:paragraph-rsid="0032fa9c"/>
    </style:style>
    <style:style style:name="P8" style:family="paragraph" style:parent-style-name="Table_20_Contents">
      <style:paragraph-properties fo:text-align="center" style:justify-single-word="false"/>
      <style:text-properties officeooo:rsid="0058f779" officeooo:paragraph-rsid="0058f779"/>
    </style:style>
    <style:style style:name="P9" style:family="paragraph" style:parent-style-name="Table_20_Contents">
      <style:paragraph-properties fo:text-align="center" style:justify-single-word="false"/>
      <style:text-properties officeooo:rsid="00ba2dc5" officeooo:paragraph-rsid="00ba2dc5"/>
    </style:style>
    <style:style style:name="P10" style:family="paragraph" style:parent-style-name="Strona_20_tytułowa_20_2">
      <style:text-properties officeooo:rsid="0003d361" officeooo:paragraph-rsid="0003d361"/>
    </style:style>
    <style:style style:name="P11" style:family="paragraph" style:parent-style-name="Strona_20_tytułowa_20_2">
      <style:text-properties officeooo:rsid="009a0e53" officeooo:paragraph-rsid="009a0e53"/>
    </style:style>
    <style:style style:name="P12" style:family="paragraph" style:parent-style-name="Table_20_Heading">
      <style:text-properties officeooo:rsid="00015cc4" officeooo:paragraph-rsid="00015cc4"/>
    </style:style>
    <style:style style:name="P1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4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15" style:family="paragraph" style:parent-style-name="Strona_20_tytułowa_20_1" style:master-page-name="First_20_Page">
      <style:paragraph-properties style:page-number="auto"/>
    </style:style>
    <style:style style:name="P16" style:family="paragraph" style:parent-style-name="Text_20_body">
      <style:text-properties fo:font-style="normal" officeooo:rsid="00bc1d6d" style:font-style-asian="normal" style:font-style-complex="normal"/>
    </style:style>
    <style:style style:name="P17" style:family="paragraph" style:parent-style-name="Text_20_body" style:list-style-name="L1">
      <style:text-properties fo:font-style="normal" officeooo:rsid="00bc1d6d" officeooo:paragraph-rsid="00bc1d6d" style:font-style-asian="normal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199463" officeooo:paragraph-rsid="00c25e31"/>
    </style:style>
    <style:style style:name="P19" style:family="paragraph" style:parent-style-name="Table_20_Contents">
      <style:paragraph-properties fo:text-align="center" style:justify-single-word="false"/>
      <style:text-properties officeooo:rsid="0032fa9c" officeooo:paragraph-rsid="00c25e31"/>
    </style:style>
    <style:style style:name="P20" style:family="paragraph" style:parent-style-name="Table_20_Contents">
      <style:paragraph-properties fo:text-align="center" style:justify-single-word="false"/>
      <style:text-properties officeooo:rsid="00ba2dc5" officeooo:paragraph-rsid="00c25e31"/>
    </style:style>
    <style:style style:name="P21" style:family="paragraph" style:parent-style-name="Heading_20_1" style:list-style-name="">
      <style:paragraph-properties>
        <style:tab-stops/>
      </style:paragraph-properties>
    </style:style>
    <style:style style:name="P22" style:family="paragraph" style:parent-style-name="Heading_20_1">
      <style:paragraph-properties fo:break-before="page"/>
      <style:text-properties officeooo:rsid="00bc1d6d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bebdde" style:font-style-asian="italic" style:font-style-complex="italic"/>
    </style:style>
    <style:style style:name="T3" style:family="text">
      <style:text-properties officeooo:rsid="00015cc4"/>
    </style:style>
    <style:style style:name="T4" style:family="text">
      <style:text-properties officeooo:rsid="00038ba7"/>
    </style:style>
    <style:style style:name="T5" style:family="text">
      <style:text-properties officeooo:rsid="0058f779"/>
    </style:style>
    <style:style style:name="T6" style:family="text">
      <style:text-properties officeooo:rsid="00922128"/>
    </style:style>
    <style:style style:name="T7" style:family="text">
      <style:text-properties officeooo:rsid="009a0e53"/>
    </style:style>
    <style:style style:name="T8" style:family="text">
      <style:text-properties officeooo:rsid="009a192f"/>
    </style:style>
    <style:style style:name="T9" style:family="text">
      <style:text-properties fo:font-style="normal" officeooo:rsid="00bebdde" style:font-style-asian="normal" style:font-style-complex="normal"/>
    </style:style>
    <style:style style:name="T10" style:family="text">
      <style:text-properties officeooo:rsid="00b85494"/>
    </style:style>
    <style:style style:name="T11" style:family="text">
      <style:text-properties officeooo:rsid="00ba2dc5"/>
    </style:style>
    <style:style style:name="T12" style:family="text">
      <style:text-properties officeooo:rsid="00bebdde"/>
    </style:style>
    <style:style style:name="T13" style:family="text">
      <style:text-properties officeooo:rsid="00c25e31"/>
    </style:style>
    <style:style style:name="T14" style:family="text">
      <style:text-properties officeooo:rsid="00c2da8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P11">S<text:span text:style-name="T10">pis dokumentów</text:span></text:p>
      <text:p text:style-name="Strona_20_tytułowa_20_2"/>
      <text:p text:style-name="P10"><text:span text:style-name="T14">2</text:span><text:span text:style-name="T7">6</text:span> <text:span text:style-name="T7">stycznia</text:span> 201<text:span text:style-name="T7">1</text:span></text:p>
      <text:p text:style-name="P13"/>
      <text:p text:style-name="P14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P12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7"><text:span text:style-name="T5">1</text:span><text:span text:style-name="T11">5</text:span><text:span text:style-name="T6"> </text:span><text:span text:style-name="T11">stycznia 2011</text:span></text:p>
          </table:table-cell>
          <table:table-cell table:style-name="Tabela1.A2" office:value-type="string">
            <text:p text:style-name="P5"><text:span text:style-name="T3">0.</text:span><text:span text:style-name="T4">0</text:span><text:span text:style-name="T3">1</text:span></text:p>
          </table:table-cell>
          <table:table-cell table:style-name="Tabela1.A2" office:value-type="string">
            <text:p text:style-name="P8">Krzysztof Kusiak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6"><text:span text:style-name="T11">2</text:span>.</text:p>
          </table:table-cell>
          <table:table-cell table:style-name="Tabela1.A2" office:value-type="string">
            <text:p text:style-name="P7"><text:span text:style-name="T5">1</text:span><text:span text:style-name="T8">6 stycznia 2011</text:span></text:p>
          </table:table-cell>
          <table:table-cell table:style-name="Tabela1.A2" office:value-type="string">
            <text:p text:style-name="P6">0.<text:span text:style-name="T11">5</text:span></text:p>
          </table:table-cell>
          <table:table-cell table:style-name="Tabela1.A2" office:value-type="string">
            <text:p text:style-name="P6">Krzysztof Kusia<text:span text:style-name="T5">k</text:span></text:p>
          </table:table-cell>
          <table:table-cell table:style-name="Tabela1.E2" office:value-type="string">
            <text:p text:style-name="P9">wyszczególnienie utworzonych dokumentów</text:p>
          </table:table-cell>
        </table:table-row>
        <table:table-row>
          <table:table-cell table:style-name="Tabela1.A2" office:value-type="string">
            <text:p text:style-name="P18"><text:span text:style-name="T13">3.</text:span></text:p>
          </table:table-cell>
          <table:table-cell table:style-name="Tabela1.A2" office:value-type="string">
            <text:p text:style-name="P19"><text:span text:style-name="T13">26 stycznia 2011</text:span></text:p>
          </table:table-cell>
          <table:table-cell table:style-name="Tabela1.A2" office:value-type="string">
            <text:p text:style-name="P18"><text:span text:style-name="T13">0.51</text:span></text:p>
          </table:table-cell>
          <table:table-cell table:style-name="Tabela1.A2" office:value-type="string">
            <text:p text:style-name="P18"><text:span text:style-name="T13">Krzysztof Kusiak</text:span></text:p>
          </table:table-cell>
          <table:table-cell table:style-name="Tabela1.E2" office:value-type="string">
            <text:p text:style-name="P20"><text:span text:style-name="T13">zastąpienie kursywy zwykłym krojem w spisie dokumentów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3">Spis dokumentów<text:tab/>5</text:p>
        </text:index-body>
      </text:table-of-content>
      <text:h text:style-name="P21" text:outline-level="1"/>
      <text:p text:style-name="P2"/>
      <text:h text:style-name="P22" text:outline-level="1">Spis dokumentów</text:h>
      <text:p text:style-name="Text_20_body"><text:span text:style-name="T12">Poniżej znajduje się wykaz wszystkich dokumentów dotyczących projektu </text:span><text:span text:style-name="T2">Under Siege</text:span><text:span text:style-name="T9">.</text:span></text:p>
      <text:p text:style-name="P16"/>
      <text:list xml:id="list1176818466" text:style-name="L1">
        <text:list-item>
          <text:p text:style-name="P17">Założenia ogólne</text:p>
        </text:list-item>
        <text:list-item>
          <text:p text:style-name="P17">Szczegółowe zasady gry</text:p>
        </text:list-item>
        <text:list-item>
          <text:p text:style-name="P17">Słownik</text:p>
        </text:list-item>
        <text:list-item>
          <text:p text:style-name="P17">Przypadki użycia</text:p>
        </text:list-item>
        <text:list-item>
          <text:p text:style-name="P17">Informacje o licencjach</text:p>
        </text:list-item>
        <text:list-item>
          <text:p text:style-name="P17">Szkic architektury</text:p>
        </text:list-item>
        <text:list-item>
          <text:p text:style-name="P17">Zarządzanie ryzykiem</text:p>
        </text:list-item>
        <text:list-item>
          <text:p text:style-name="P17">Podręcznik użytkownika</text:p>
        </text:list-item>
        <text:list-item>
          <text:p text:style-name="P17">Standardy dokumentacyj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27T00:27:01</dc:date>
    <dc:creator>Krzysztof Kusiak</dc:creator>
    <meta:editing-duration>PT12H27M33S</meta:editing-duration>
    <meta:editing-cycles>224</meta:editing-cycles>
    <meta:generator>OpenOffice.org/3.2$Linux OpenOffice.org_project/320m19$Build-9505</meta:generator>
    <meta:printed-by>Krzysztof Kusiak</meta:printed-by>
    <meta:print-date>2011-01-17T02:38:16</meta:print-date>
    <meta:document-statistic meta:table-count="1" meta:image-count="0" meta:object-count="0" meta:page-count="5" meta:paragraph-count="39" meta:word-count="103" meta:character-count="695"/>
  </office:meta>
</office:document-meta>
</file>